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5.8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12cm" svg:height="8.995cm" svg:x="7.085cm" svg:y="11.318cm">
            <draw:object draw:notify-on-update-of-ranges="Hoja1.A1:Hoja1.A1 Hoja1.A2:Hoja1.A15 Hoja1.C1:Hoja1.C1 Hoja1.C2:Hoja1.C15 Hoja1.E1:Hoja1.E1 Hoja1.E2:Hoja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8.663cm" svg:y="0.1cm">
            <draw:object draw:notify-on-update-of-ranges="Hoja1.B1:Hoja1.B1 Hoja1.B2:Hoja1.B15 Hoja1.D1:Hoja1.D1 Hoja1.D2:Hoja1.D15 Hoja1.F1:Hoja1.F1 Hoja1.F2:Hoja1.F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>
            <text:p>Tau 10 iteraciones</text:p>
          </table:table-cell>
          <table:table-cell office:value-type="string">
            <text:p>Tcom 10 iteraciones </text:p>
          </table:table-cell>
          <table:table-cell office:value-type="string">
            <text:p>Tau 50 iteraciones</text:p>
          </table:table-cell>
          <table:table-cell office:value-type="string">
            <text:p>Tcom 50 iteraciones</text:p>
          </table:table-cell>
          <table:table-cell office:value-type="string">
            <text:p>Tau 100 iteraciones</text:p>
          </table:table-cell>
          <table:table-cell office:value-type="string">
            <text:p>Tcom 100 iteraciones</text:p>
          </table:table-cell>
          <table:table-cell table:number-columns-repeated="9"/>
          <table:table-cell table:style-name="ce2" table:number-columns-repeated="2"/>
        </table:table-row>
        <table:table-row table:style-name="ro2">
          <table:table-cell table:style-name="ce1" office:value-type="float" office:value="0.476232">
            <text:p>0,476232</text:p>
          </table:table-cell>
          <table:table-cell table:style-name="ce1" office:value-type="float" office:value="167.560577">
            <text:p>167,560577</text:p>
          </table:table-cell>
          <table:table-cell table:style-name="ce1" office:value-type="float" office:value="0.485275">
            <text:p>0,485275</text:p>
          </table:table-cell>
          <table:table-cell table:style-name="ce1" office:value-type="float" office:value="167.610645">
            <text:p>167,610645</text:p>
          </table:table-cell>
          <table:table-cell table:style-name="ce1" office:value-type="float" office:value="0.472716">
            <text:p>0,472716</text:p>
          </table:table-cell>
          <table:table-cell table:style-name="ce1" office:value-type="float" office:value="163.990259">
            <text:p>163,990259</text:p>
          </table:table-cell>
          <table:table-cell table:number-columns-repeated="11"/>
        </table:table-row>
        <table:table-row table:style-name="ro2">
          <table:table-cell table:style-name="ce1" office:value-type="float" office:value="0.320422">
            <text:p>0,320422</text:p>
          </table:table-cell>
          <table:table-cell table:style-name="ce1" office:value-type="float" office:value="209.701061">
            <text:p>209,701061</text:p>
          </table:table-cell>
          <table:table-cell table:style-name="ce1" office:value-type="float" office:value="0.31455">
            <text:p>0,31455</text:p>
          </table:table-cell>
          <table:table-cell table:style-name="ce1" office:value-type="float" office:value="204.429626">
            <text:p>204,429626</text:p>
          </table:table-cell>
          <table:table-cell table:style-name="ce1" office:value-type="float" office:value="0.300957">
            <text:p>0,300957</text:p>
          </table:table-cell>
          <table:table-cell table:style-name="ce1" office:value-type="float" office:value="197.064877">
            <text:p>197,064877</text:p>
          </table:table-cell>
          <table:table-cell table:number-columns-repeated="11"/>
        </table:table-row>
        <table:table-row table:style-name="ro2">
          <table:table-cell table:style-name="ce1" office:value-type="float" office:value="0.25034">
            <text:p>0,25034</text:p>
          </table:table-cell>
          <table:table-cell table:style-name="ce1" office:value-type="float" office:value="301.992893">
            <text:p>301,992893</text:p>
          </table:table-cell>
          <table:table-cell table:style-name="ce1" office:value-type="float" office:value="0.237841">
            <text:p>0,237841</text:p>
          </table:table-cell>
          <table:table-cell table:style-name="ce1" office:value-type="float" office:value="352.499485">
            <text:p>352,499485</text:p>
          </table:table-cell>
          <table:table-cell table:style-name="ce1" office:value-type="float" office:value="0.240064">
            <text:p>0,240064</text:p>
          </table:table-cell>
          <table:table-cell table:style-name="ce1" office:value-type="float" office:value="288.800001">
            <text:p>288,800001</text:p>
          </table:table-cell>
          <table:table-cell table:number-columns-repeated="11"/>
        </table:table-row>
        <table:table-row table:style-name="ro2">
          <table:table-cell table:style-name="ce1" office:value-type="float" office:value="0.151445">
            <text:p>0,151445</text:p>
          </table:table-cell>
          <table:table-cell table:style-name="ce1" office:value-type="float" office:value="355.803967">
            <text:p>355,803967</text:p>
          </table:table-cell>
          <table:table-cell table:style-name="ce1" office:value-type="float" office:value="0.150937">
            <text:p>0,150937</text:p>
          </table:table-cell>
          <table:table-cell table:style-name="ce1" office:value-type="float" office:value="581.579208">
            <text:p>581,579208</text:p>
          </table:table-cell>
          <table:table-cell table:style-name="ce1" office:value-type="float" office:value="0.153076">
            <text:p>0,153076</text:p>
          </table:table-cell>
          <table:table-cell table:style-name="ce1" office:value-type="float" office:value="356.475115">
            <text:p>356,475115</text:p>
          </table:table-cell>
          <table:table-cell table:number-columns-repeated="11"/>
        </table:table-row>
        <table:table-row table:style-name="ro2">
          <table:table-cell table:style-name="ce1" office:value-type="float" office:value="0.131424">
            <text:p>0,131424</text:p>
          </table:table-cell>
          <table:table-cell table:style-name="ce1" office:value-type="float" office:value="583.958626">
            <text:p>583,958626</text:p>
          </table:table-cell>
          <table:table-cell table:style-name="ce1" office:value-type="float" office:value="0.131396">
            <text:p>0,131396</text:p>
          </table:table-cell>
          <table:table-cell table:style-name="ce1" office:value-type="float" office:value="286.929607">
            <text:p>286,929607</text:p>
          </table:table-cell>
          <table:table-cell table:style-name="ce1" office:value-type="float" office:value="0.12988">
            <text:p>0,12988</text:p>
          </table:table-cell>
          <table:table-cell table:style-name="ce1" office:value-type="float" office:value="574.964285">
            <text:p>574,964285</text:p>
          </table:table-cell>
          <table:table-cell table:number-columns-repeated="11"/>
        </table:table-row>
        <table:table-row table:style-name="ro2">
          <table:table-cell table:style-name="ce1" office:value-type="float" office:value="0.106305">
            <text:p>0,106305</text:p>
          </table:table-cell>
          <table:table-cell table:style-name="ce1" office:value-type="float" office:value="916.492939">
            <text:p>916,492939</text:p>
          </table:table-cell>
          <table:table-cell table:style-name="ce1" office:value-type="float" office:value="0.107627">
            <text:p>0,107627</text:p>
          </table:table-cell>
          <table:table-cell table:style-name="ce1" office:value-type="float" office:value="925.059319">
            <text:p>925,059319</text:p>
          </table:table-cell>
          <table:table-cell table:style-name="ce1" office:value-type="float" office:value="0.103515">
            <text:p>0,103515</text:p>
          </table:table-cell>
          <table:table-cell table:style-name="ce1" office:value-type="float" office:value="890.97023">
            <text:p>890,97023</text:p>
          </table:table-cell>
          <table:table-cell table:number-columns-repeated="11"/>
        </table:table-row>
        <table:table-row table:style-name="ro2">
          <table:table-cell table:style-name="ce1" office:value-type="float" office:value="0.093891">
            <text:p>0,093891</text:p>
          </table:table-cell>
          <table:table-cell table:style-name="ce1" office:value-type="float" office:value="1583.957672">
            <text:p>1583,957672</text:p>
          </table:table-cell>
          <table:table-cell table:style-name="ce1" office:value-type="float" office:value="0.093871">
            <text:p>0,093871</text:p>
          </table:table-cell>
          <table:table-cell table:style-name="ce1" office:value-type="float" office:value="1581.370831">
            <text:p>1581,370831</text:p>
          </table:table-cell>
          <table:table-cell table:style-name="ce1" office:value-type="float" office:value="0.094381">
            <text:p>0,094381</text:p>
          </table:table-cell>
          <table:table-cell table:style-name="ce1" office:value-type="float" office:value="1589.319706">
            <text:p>1589,319706</text:p>
          </table:table-cell>
          <table:table-cell table:number-columns-repeated="11"/>
        </table:table-row>
        <table:table-row table:style-name="ro2">
          <table:table-cell table:style-name="ce1" office:value-type="float" office:value="0.088483">
            <text:p>0,088483</text:p>
          </table:table-cell>
          <table:table-cell table:style-name="ce1" office:value-type="float" office:value="2945.041656">
            <text:p>2945,041656</text:p>
          </table:table-cell>
          <table:table-cell table:style-name="ce1" office:value-type="float" office:value="0.088483">
            <text:p>0,088483</text:p>
          </table:table-cell>
          <table:table-cell table:style-name="ce1" office:value-type="float" office:value="2942.790985">
            <text:p>2942,790985</text:p>
          </table:table-cell>
          <table:table-cell table:style-name="ce1" office:value-type="float" office:value="0.088642">
            <text:p>0,088642</text:p>
          </table:table-cell>
          <table:table-cell table:style-name="ce1" office:value-type="float" office:value="2947.605848">
            <text:p>2947,605848</text:p>
          </table:table-cell>
          <table:table-cell table:number-columns-repeated="11"/>
        </table:table-row>
        <table:table-row table:style-name="ro2">
          <table:table-cell table:style-name="ce1" office:value-type="float" office:value="0.087308">
            <text:p>0,087308</text:p>
          </table:table-cell>
          <table:table-cell table:style-name="ce1" office:value-type="float" office:value="5767.452717">
            <text:p>5767,452717</text:p>
          </table:table-cell>
          <table:table-cell table:style-name="ce1" office:value-type="float" office:value="0.087351">
            <text:p>0,087351</text:p>
          </table:table-cell>
          <table:table-cell table:style-name="ce1" office:value-type="float" office:value="5768.00108">
            <text:p>5768,00108</text:p>
          </table:table-cell>
          <table:table-cell table:style-name="ce1" office:value-type="float" office:value="0.087375">
            <text:p>0,087375</text:p>
          </table:table-cell>
          <table:table-cell table:style-name="ce1" office:value-type="float" office:value="5769.175291">
            <text:p>5769,175291</text:p>
          </table:table-cell>
          <table:table-cell table:number-columns-repeated="11"/>
        </table:table-row>
        <table:table-row table:style-name="ro2">
          <table:table-cell table:style-name="ce1" office:value-type="float" office:value="0.086593">
            <text:p>0,086593</text:p>
          </table:table-cell>
          <table:table-cell table:style-name="ce1" office:value-type="float" office:value="11395.597458">
            <text:p>11395,597458</text:p>
          </table:table-cell>
          <table:table-cell table:style-name="ce1" office:value-type="float" office:value="0.086549">
            <text:p>0,086549</text:p>
          </table:table-cell>
          <table:table-cell table:style-name="ce1" office:value-type="float" office:value="11387.591362">
            <text:p>11387,591362</text:p>
          </table:table-cell>
          <table:table-cell table:style-name="ce1" office:value-type="float" office:value="0.086569">
            <text:p>0,086569</text:p>
          </table:table-cell>
          <table:table-cell table:style-name="ce1" office:value-type="float" office:value="11389.700174">
            <text:p>11389,700174</text:p>
          </table:table-cell>
          <table:table-cell table:number-columns-repeated="11"/>
        </table:table-row>
        <table:table-row table:style-name="ro2">
          <table:table-cell table:style-name="ce1" office:value-type="float" office:value="0.085991">
            <text:p>0,085991</text:p>
          </table:table-cell>
          <table:table-cell table:style-name="ce1" office:value-type="float" office:value="22587.656975">
            <text:p>22587,656975</text:p>
          </table:table-cell>
          <table:table-cell table:style-name="ce1" office:value-type="float" office:value="0.085993">
            <text:p>0,085993</text:p>
          </table:table-cell>
          <table:table-cell table:style-name="ce1" office:value-type="float" office:value="22585.940361">
            <text:p>22585,940361</text:p>
          </table:table-cell>
          <table:table-cell table:style-name="ce1" office:value-type="float" office:value="0.086003">
            <text:p>0,086003</text:p>
          </table:table-cell>
          <table:table-cell table:style-name="ce1" office:value-type="float" office:value="22588.210106">
            <text:p>22588,210106</text:p>
          </table:table-cell>
          <table:table-cell table:number-columns-repeated="11"/>
        </table:table-row>
        <table:table-row table:style-name="ro2">
          <table:table-cell table:style-name="ce1" office:value-type="float" office:value="0.085498">
            <text:p>0,085498</text:p>
          </table:table-cell>
          <table:table-cell table:style-name="ce1" office:value-type="float" office:value="44871.139526">
            <text:p>44871,139526</text:p>
          </table:table-cell>
          <table:table-cell table:style-name="ce1" office:value-type="float" office:value="0.085485">
            <text:p>0,085485</text:p>
          </table:table-cell>
          <table:table-cell table:style-name="ce1" office:value-type="float" office:value="44861.879349">
            <text:p>44861,879349</text:p>
          </table:table-cell>
          <table:table-cell table:style-name="ce1" office:value-type="float" office:value="0.085494">
            <text:p>0,085494</text:p>
          </table:table-cell>
          <table:table-cell table:style-name="ce1" office:value-type="float" office:value="44866.404533">
            <text:p>44866,404533</text:p>
          </table:table-cell>
          <table:table-cell table:number-columns-repeated="11"/>
        </table:table-row>
        <table:table-row table:style-name="ro2">
          <table:table-cell table:style-name="ce1" office:value-type="float" office:value="0.085221">
            <text:p>0,085221</text:p>
          </table:table-cell>
          <table:table-cell table:style-name="ce1" office:value-type="float" office:value="89406.442642">
            <text:p>89406,442642</text:p>
          </table:table-cell>
          <table:table-cell table:style-name="ce1" office:value-type="float" office:value="0.085221">
            <text:p>0,085221</text:p>
          </table:table-cell>
          <table:table-cell table:style-name="ce1" office:value-type="float" office:value="89404.439926">
            <text:p>89404,439926</text:p>
          </table:table-cell>
          <table:table-cell table:style-name="ce1" office:value-type="float" office:value="0.085245">
            <text:p>0,085245</text:p>
          </table:table-cell>
          <table:table-cell table:style-name="ce1" office:value-type="float" office:value="89429.229498">
            <text:p>89429,229498</text:p>
          </table:table-cell>
          <table:table-cell table:number-columns-repeated="11"/>
        </table:table-row>
        <table:table-row table:style-name="ro2">
          <table:table-cell table:style-name="ce1" office:value-type="float" office:value="0.085098">
            <text:p>0,085098</text:p>
          </table:table-cell>
          <table:table-cell table:style-name="ce1" office:value-type="float" office:value="178510.093689">
            <text:p>178510,093689</text:p>
          </table:table-cell>
          <table:table-cell table:style-name="ce1" office:value-type="float" office:value="0.08509">
            <text:p>0,08509</text:p>
          </table:table-cell>
          <table:table-cell table:style-name="ce1" office:value-type="float" office:value="178491.020203">
            <text:p>178491,020203</text:p>
          </table:table-cell>
          <table:table-cell table:style-name="ce1" office:value-type="float" office:value="0.085148">
            <text:p>0,085148</text:p>
          </table:table-cell>
          <table:table-cell table:style-name="ce1" office:value-type="float" office:value="178611.930609">
            <text:p>178611,930609</text:p>
          </table:table-cell>
          <table:table-cell table:number-columns-repeated="11"/>
        </table:table-row>
        <table:table-row table:style-name="ro2" table:number-rows-repeated="8">
          <table:table-cell table:number-columns-repeated="17"/>
        </table:table-row>
        <table:table-row table:style-name="ro2">
          <table:table-cell table:number-columns-repeated="3"/>
          <table:table-cell table:style-name="ce1" table:number-columns-repeated="11"/>
          <table:table-cell table:number-columns-repeated="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oja2" table:style-name="ta1">
        <table:table-column table:style-name="co7" table:number-columns-repeated="3" table:default-cell-style-name="Default"/>
        <table:table-row table:style-name="ro2">
          <table:table-cell table:number-columns-repeated="3"/>
        </table:table-row>
        <table:table-row table:style-name="ro1" table:number-rows-repeated="10">
          <table:table-cell table:style-name="ce1" table:number-columns-repeated="2"/>
          <table:table-cell table:style-name="ce2"/>
        </table:table-row>
        <table:table-row table:style-name="ro2" table:number-rows-repeated="4">
          <table:table-cell table:style-name="ce1" table:number-columns-repeated="2"/>
          <table:table-cell/>
        </table:table-row>
        <table:table-row table:style-name="ro2" table:number-rows-repeated="1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oja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7:36:26</meta:creation-date>
    <dc:date>2015-03-16T19:50:03</dc:date>
    <meta:editing-duration>PT2H2M30S</meta:editing-duration>
    <meta:editing-cycles>14</meta:editing-cycles>
    <meta:generator>LibreOffice/3.5$Linux_x86 LibreOffice_project/350m1$Build-2</meta:generator>
    <meta:document-statistic meta:table-count="3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bar" chart:style-name="ch1">
        <chart:legend chart:legend-position="end" svg:x="12.241cm" svg:y="3.701cm" style:legend-expansion="high" chart:style-name="ch2"/>
        <chart:plot-area chart:style-name="ch3" table:cell-range-address="Hoja1.A1:Hoja1.A15 Hoja1.C1:Hoja1.C15 Hoja1.E1:Hoja1.E15" chart:data-source-has-labels="row" svg:x="0.77cm" svg:y="0.851cm" svg:width="10.832cm" svg:height="7.546cm">
          <chartooo:coordinate-region svg:x="1.497cm" svg:y="1.051cm" svg:width="10.10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2:Hoja1.A15" chart:label-cell-address="Hoja1.A1:Hoja1.A1" chart:class="chart:bar">
            <chart:data-point chart:repeated="14"/>
          </chart:series>
          <chart:series chart:style-name="ch8" chart:values-cell-range-address="Hoja1.C2:Hoja1.C15" chart:label-cell-address="Hoja1.C1:Hoja1.C1" chart:class="chart:bar">
            <chart:data-point chart:repeated="14"/>
          </chart:series>
          <chart:series chart:style-name="ch9" chart:values-cell-range-address="Hoja1.E2:Hoja1.E15" chart:label-cell-address="Hoja1.E1:Hoja1.E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 10 iteraciones</text:p>
                <draw:g>
                  <svg:desc>Hoja1.A1:Hoja1.A1</svg:desc>
                </draw:g>
              </table:table-cell>
              <table:table-cell office:value-type="string">
                <text:p>Tau 50 iteraciones</text:p>
                <draw:g>
                  <svg:desc>Hoja1.C1:Hoja1.C1</svg:desc>
                </draw:g>
              </table:table-cell>
              <table:table-cell office:value-type="string">
                <text:p>Tau 100 iteracione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232">
                <text:p>0.476232</text:p>
                <draw:g>
                  <svg:desc>Hoja1.A2:Hoja1.A15</svg:desc>
                </draw:g>
              </table:table-cell>
              <table:table-cell office:value-type="float" office:value="0.485275">
                <text:p>0.485275</text:p>
                <draw:g>
                  <svg:desc>Hoja1.C2:Hoja1.C15</svg:desc>
                </draw:g>
              </table:table-cell>
              <table:table-cell office:value-type="float" office:value="0.472716">
                <text:p>0.472716</text:p>
                <draw:g>
                  <svg:desc>Hoja1.E2:Hoja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0422">
                <text:p>0.320422</text:p>
              </table:table-cell>
              <table:table-cell office:value-type="float" office:value="0.31455">
                <text:p>0.31455</text:p>
              </table:table-cell>
              <table:table-cell office:value-type="float" office:value="0.300957">
                <text:p>0.300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34">
                <text:p>0.25034</text:p>
              </table:table-cell>
              <table:table-cell office:value-type="float" office:value="0.237841">
                <text:p>0.237841</text:p>
              </table:table-cell>
              <table:table-cell office:value-type="float" office:value="0.240064">
                <text:p>0.240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1445">
                <text:p>0.151445</text:p>
              </table:table-cell>
              <table:table-cell office:value-type="float" office:value="0.150937">
                <text:p>0.150937</text:p>
              </table:table-cell>
              <table:table-cell office:value-type="float" office:value="0.153076">
                <text:p>0.15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1424">
                <text:p>0.131424</text:p>
              </table:table-cell>
              <table:table-cell office:value-type="float" office:value="0.131396">
                <text:p>0.131396</text:p>
              </table:table-cell>
              <table:table-cell office:value-type="float" office:value="0.12988">
                <text:p>0.12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305">
                <text:p>0.106305</text:p>
              </table:table-cell>
              <table:table-cell office:value-type="float" office:value="0.107627">
                <text:p>0.107627</text:p>
              </table:table-cell>
              <table:table-cell office:value-type="float" office:value="0.103515">
                <text:p>0.10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891">
                <text:p>0.093891</text:p>
              </table:table-cell>
              <table:table-cell office:value-type="float" office:value="0.093871">
                <text:p>0.093871</text:p>
              </table:table-cell>
              <table:table-cell office:value-type="float" office:value="0.094381">
                <text:p>0.094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483">
                <text:p>0.088483</text:p>
              </table:table-cell>
              <table:table-cell office:value-type="float" office:value="0.088483">
                <text:p>0.088483</text:p>
              </table:table-cell>
              <table:table-cell office:value-type="float" office:value="0.088642">
                <text:p>0.088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308">
                <text:p>0.087308</text:p>
              </table:table-cell>
              <table:table-cell office:value-type="float" office:value="0.087351">
                <text:p>0.087351</text:p>
              </table:table-cell>
              <table:table-cell office:value-type="float" office:value="0.087375">
                <text:p>0.08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593">
                <text:p>0.086593</text:p>
              </table:table-cell>
              <table:table-cell office:value-type="float" office:value="0.086549">
                <text:p>0.086549</text:p>
              </table:table-cell>
              <table:table-cell office:value-type="float" office:value="0.086569">
                <text:p>0.086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991">
                <text:p>0.085991</text:p>
              </table:table-cell>
              <table:table-cell office:value-type="float" office:value="0.085993">
                <text:p>0.085993</text:p>
              </table:table-cell>
              <table:table-cell office:value-type="float" office:value="0.086003">
                <text:p>0.086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5498">
                <text:p>0.085498</text:p>
              </table:table-cell>
              <table:table-cell office:value-type="float" office:value="0.085485">
                <text:p>0.085485</text:p>
              </table:table-cell>
              <table:table-cell office:value-type="float" office:value="0.085494">
                <text:p>0.085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5221">
                <text:p>0.085221</text:p>
              </table:table-cell>
              <table:table-cell office:value-type="float" office:value="0.085221">
                <text:p>0.085221</text:p>
              </table:table-cell>
              <table:table-cell office:value-type="float" office:value="0.085245">
                <text:p>0.085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5098">
                <text:p>0.085098</text:p>
              </table:table-cell>
              <table:table-cell office:value-type="float" office:value="0.08509">
                <text:p>0.08509</text:p>
              </table:table-cell>
              <table:table-cell office:value-type="float" office:value="0.085148">
                <text:p>0.085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37cm" svg:y="3.703cm" style:legend-expansion="high" chart:style-name="ch2"/>
        <chart:plot-area chart:style-name="ch3" table:cell-range-address="Hoja1.B1:Hoja1.B15 Hoja1.D1:Hoja1.D15 Hoja1.F1:Hoja1.F15" chart:data-source-has-labels="row" svg:x="0.77cm" svg:y="0.855cm" svg:width="10.528cm" svg:height="7.545cm">
          <chartooo:coordinate-region svg:x="2.132cm" svg:y="1.054cm" svg:width="9.16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5" chart:label-cell-address="Hoja1.B1:Hoja1.B1" chart:class="chart:bar">
            <chart:data-point chart:repeated="14"/>
          </chart:series>
          <chart:series chart:style-name="ch8" chart:values-cell-range-address="Hoja1.D2:Hoja1.D15" chart:label-cell-address="Hoja1.D1:Hoja1.D1" chart:class="chart:bar">
            <chart:data-point chart:repeated="14"/>
          </chart:series>
          <chart:series chart:style-name="ch9" chart:values-cell-range-address="Hoja1.F2:Hoja1.F15" chart:label-cell-address="Hoja1.F1:Hoja1.F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om 10 iteraciones </text:p>
                <draw:g>
                  <svg:desc>Hoja1.B1:Hoja1.B1</svg:desc>
                </draw:g>
              </table:table-cell>
              <table:table-cell office:value-type="string">
                <text:p>Tcom 50 iteraciones</text:p>
                <draw:g>
                  <svg:desc>Hoja1.D1:Hoja1.D1</svg:desc>
                </draw:g>
              </table:table-cell>
              <table:table-cell office:value-type="string">
                <text:p>Tcom 100 iteracione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.560577">
                <text:p>167.560577</text:p>
                <draw:g>
                  <svg:desc>Hoja1.B2:Hoja1.B15</svg:desc>
                </draw:g>
              </table:table-cell>
              <table:table-cell office:value-type="float" office:value="167.610645">
                <text:p>167.610645</text:p>
                <draw:g>
                  <svg:desc>Hoja1.D2:Hoja1.D15</svg:desc>
                </draw:g>
              </table:table-cell>
              <table:table-cell office:value-type="float" office:value="163.990259">
                <text:p>163.990259</text:p>
                <draw:g>
                  <svg:desc>Hoja1.F2:Hoja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.701061">
                <text:p>209.701061</text:p>
              </table:table-cell>
              <table:table-cell office:value-type="float" office:value="204.429626">
                <text:p>204.429626</text:p>
              </table:table-cell>
              <table:table-cell office:value-type="float" office:value="197.064877">
                <text:p>197.064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992893">
                <text:p>301.992893</text:p>
              </table:table-cell>
              <table:table-cell office:value-type="float" office:value="352.499485">
                <text:p>352.499485</text:p>
              </table:table-cell>
              <table:table-cell office:value-type="float" office:value="288.800001">
                <text:p>288.8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803967">
                <text:p>355.803967</text:p>
              </table:table-cell>
              <table:table-cell office:value-type="float" office:value="581.579208">
                <text:p>581.579208</text:p>
              </table:table-cell>
              <table:table-cell office:value-type="float" office:value="356.475115">
                <text:p>356.475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3.958626">
                <text:p>583.958626</text:p>
              </table:table-cell>
              <table:table-cell office:value-type="float" office:value="286.929607">
                <text:p>286.929607</text:p>
              </table:table-cell>
              <table:table-cell office:value-type="float" office:value="574.964285">
                <text:p>574.964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6.492939">
                <text:p>916.492939</text:p>
              </table:table-cell>
              <table:table-cell office:value-type="float" office:value="925.059319">
                <text:p>925.059319</text:p>
              </table:table-cell>
              <table:table-cell office:value-type="float" office:value="890.97023">
                <text:p>890.97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3.957672">
                <text:p>1583.957672</text:p>
              </table:table-cell>
              <table:table-cell office:value-type="float" office:value="1581.370831">
                <text:p>1581.370831</text:p>
              </table:table-cell>
              <table:table-cell office:value-type="float" office:value="1589.319706">
                <text:p>1589.319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45.041656">
                <text:p>2945.041656</text:p>
              </table:table-cell>
              <table:table-cell office:value-type="float" office:value="2942.790985">
                <text:p>2942.790985</text:p>
              </table:table-cell>
              <table:table-cell office:value-type="float" office:value="2947.605848">
                <text:p>2947.605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7.452717">
                <text:p>5767.452717</text:p>
              </table:table-cell>
              <table:table-cell office:value-type="float" office:value="5768.00108">
                <text:p>5768.00108</text:p>
              </table:table-cell>
              <table:table-cell office:value-type="float" office:value="5769.175291">
                <text:p>5769.175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95.597458">
                <text:p>11395.597458</text:p>
              </table:table-cell>
              <table:table-cell office:value-type="float" office:value="11387.591362">
                <text:p>11387.591362</text:p>
              </table:table-cell>
              <table:table-cell office:value-type="float" office:value="11389.700174">
                <text:p>11389.700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87.656975">
                <text:p>22587.656975</text:p>
              </table:table-cell>
              <table:table-cell office:value-type="float" office:value="22585.940361">
                <text:p>22585.940361</text:p>
              </table:table-cell>
              <table:table-cell office:value-type="float" office:value="22588.210106">
                <text:p>22588.21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71.139526">
                <text:p>44871.139526</text:p>
              </table:table-cell>
              <table:table-cell office:value-type="float" office:value="44861.879349">
                <text:p>44861.879349</text:p>
              </table:table-cell>
              <table:table-cell office:value-type="float" office:value="44866.404533">
                <text:p>44866.404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406.442642">
                <text:p>89406.442642</text:p>
              </table:table-cell>
              <table:table-cell office:value-type="float" office:value="89404.439926">
                <text:p>89404.439926</text:p>
              </table:table-cell>
              <table:table-cell office:value-type="float" office:value="89429.229498">
                <text:p>89429.229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510.093689">
                <text:p>178510.093689</text:p>
              </table:table-cell>
              <table:table-cell office:value-type="float" office:value="178491.020203">
                <text:p>178491.020203</text:p>
              </table:table-cell>
              <table:table-cell office:value-type="float" office:value="178611.930609">
                <text:p>178611.9306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